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officeooo:paragraph-rsid="0019447d"/>
    </style:style>
    <style:style style:name="P15" style:family="paragraph" style:parent-style-name="Text_20_body">
      <style:text-properties style:font-name="Arial" officeooo:rsid="00174eca" officeooo:paragraph-rsid="00174eca"/>
    </style:style>
    <style:style style:name="P16" style:family="paragraph" style:parent-style-name="Text_20_body">
      <style:text-properties style:font-name="Arial" officeooo:rsid="001e7984" officeooo:paragraph-rsid="001e7984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8pt" style:font-size-asian="18pt" style:font-size-complex="18pt"/>
    </style:style>
    <style:style style:name="T15" style:family="text">
      <style:text-properties style:font-name="Arial" fo:font-size="18pt" officeooo:rsid="0019f1e6" style:font-size-asian="18pt" style:font-size-complex="18pt"/>
    </style:style>
    <style:style style:name="T16" style:family="text">
      <style:text-properties style:font-name="Arial" fo:font-size="18pt" officeooo:rsid="001cc364" style:font-size-asian="18pt" style:font-size-complex="18pt"/>
    </style:style>
    <style:style style:name="T17" style:family="text">
      <style:text-properties style:font-name="Arial" fo:font-size="18pt" officeooo:rsid="001d070a" style:font-size-asian="18pt" style:font-size-complex="18pt"/>
    </style:style>
    <style:style style:name="T18" style:family="text">
      <style:text-properties officeooo:rsid="0019447d"/>
    </style:style>
    <style:style style:name="T19" style:family="text">
      <style:text-properties officeooo:rsid="001c5e7e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94679" style:font-size-asian="14pt" style:font-size-complex="14pt"/>
    </style:style>
    <style:style style:name="T22" style:family="text">
      <style:text-properties fo:font-size="14pt" officeooo:rsid="0019447d" style:font-size-asian="14pt" style:font-size-complex="14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00439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4">Plano </text:span></text:span><text:span text:style-name="Strong_20_Emphasis"><text:span text:style-name="T16">Geral </text:span></text:span><text:span text:style-name="Strong_20_Emphasis"><text:span text:style-name="T14">d</text:span></text:span><text:span text:style-name="Strong_20_Emphasis"><text:span text:style-name="T15">o</text:span></text:span><text:span text:style-name="Strong_20_Emphasis"><text:span text:style-name="T14"> Projeto </text:span></text:span><text:span text:style-name="Strong_20_Emphasis"><text:span text:style-name="T17">(PPR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7">&lt;Definir o objetivo do plano.<text:span text:style-name="T18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7">&lt;Definir uma visão geral que será apresentado no plano do projeto.<text:span text:style-name="T18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2">3. </text:span></text:span><text:span text:style-name="Strong_20_Emphasis"><text:span text:style-name="T11">Objetivos do Projeto</text:span></text:span></text:p>
      <text:p text:style-name="P7">&lt; Definir o objetivo do projeto.<text:span text:style-name="T18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19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6142987543732480286" text:style-name="L1">
        <text:list-item>
          <text:p text:style-name="P17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17">Desenvolvimento: Desenvolvimento do sistema. </text:p>
        </text:list-item>
        <text:list-item>
          <text:p text:style-name="P17">Testes: Testes do sistema desenvolvido. Serão realizados testes no ambiente de desenvolvimento e no ambiente de produção. </text:p>
        </text:list-item>
        <text:list-item>
          <text:p text:style-name="P17">Procedimento de migração: Será realizada a migração dos dados atuais para o sistema que será desenvolvido.</text:p>
          <text:p text:style-name="P17"/>
        </text:list-item>
      </text:list>
      <text:p text:style-name="P3"><text:span text:style-name="Strong_20_Emphasis"><text:span text:style-name="T4">Fora do Escopo:</text:span></text:span></text:p>
      <text:list xml:id="list482704857370159029" text:style-name="L2">
        <text:list-item>
          <text:p text:style-name="P18">Aquisição de novo servidor: Aquisição e instalação de um novo servidor para instalação do sistema. </text:p>
        </text:list-item>
        <text:list-item>
          <text:p text:style-name="P18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2">5. </text:span></text:span><text:span text:style-name="Strong_20_Emphasis"><text:span text:style-name="T11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2">6. </text:span></text:span><text:span text:style-name="Strong_20_Emphasis"><text:span text:style-name="T11">Premissas do Projeto</text:span></text:span></text:p>
      <text:p text:style-name="P8"><text:span text:style-name="T3">&lt; Definir as premissas do projeto p</text:span>ara que se possa identificar e estimar as tarefas requeridas e seu tempo, algumas premissas precisam ser feitas. <text:span text:style-name="T3">&gt;</text:span></text:p>
      <text:p text:style-name="P8"/>
      <text:p text:style-name="P3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2"><text:span text:style-name="T3">&lt; Definir as restrições do projeto p</text:span>ara que se possa identificar e estimar as tarefas requeridas e seu tempo. <text:span text:style-name="T3">&gt; </text:span></text:p>
      <text:p text:style-name="P5"><text:span text:style-name="Strong_20_Emphasis"><text:span text:style-name="T4"/></text:span></text:p>
      <text:p text:style-name="P5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13">&lt; Definir as estimativas do projeto de forma resumida sem detalhes, os mesmos devem constar no cronograma.<text:span text:style-name="T18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<text:soft-page-break/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1">Organização do Projeto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o Projeto - Cliente: <text:span text:style-name="T3">&lt; Nome do gerente contratante &gt;</text:span></text:p>
      <text:p text:style-name="P12">Time do Projeto: <text:span text:style-name="T3">&lt; Nome dos envolvidos no desenvolvimento do projeto separado por virgula.</text:span></text:p>
      <text:p text:style-name="P13">Exemplo: José Silva da Silveira, …, João do Nascimento Santana. &gt;</text:p>
      <text:p text:style-name="P13"/>
      <text:p text:style-name="P16"><text:span text:style-name="Strong_20_Emphasis"><text:span text:style-name="T22">10. </text:span></text:span><text:span text:style-name="Strong_20_Emphasis"><text:span text:style-name="T20">Ciclo de Vida do Projeto</text:span></text:span></text:p>
      <text:p text:style-name="P16"><text:span text:style-name="Strong_20_Emphasis"><text:span text:style-name="T26">&lt;Definir o modelo de ciclo de vida e as fases definidos/</text:span></text:span><text:span text:style-name="Strong_20_Emphasis"><text:span text:style-name="T27">escolhidos</text:span></text:span><text:span text:style-name="Strong_20_Emphasis"><text:span text:style-name="T26"> para o projeto.&gt;</text:span></text:span></text:p>
      <text:p text:style-name="P5"><text:span text:style-name="Strong_20_Emphasis"><text:span text:style-name="T4"/></text:span></text:p>
      <text:p text:style-name="P3"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4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29T16:24:29.860000000</dc:date>
    <meta:editing-duration>PT30M49S</meta:editing-duration>
    <meta:editing-cycles>12</meta:editing-cycles>
    <meta:generator>LibreOffice/5.1.5.2$Windows_X86_64 LibreOffice_project/7a864d8825610a8c07cfc3bc01dd4fce6a9447e5</meta:generator>
    <meta:document-statistic meta:table-count="0" meta:image-count="0" meta:object-count="0" meta:page-count="3" meta:paragraph-count="58" meta:word-count="572" meta:character-count="3691" meta:non-whitespace-character-count="3089"/>
  </office:meta>
</office:document-meta>
</file>